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80" officeooo:paragraph-rsid="0007f880"/>
    </style:style>
    <style:style style:name="P2" style:family="paragraph" style:parent-style-name="Standard" style:list-style-name="L1">
      <style:text-properties officeooo:rsid="0007f880" officeooo:paragraph-rsid="0007f880"/>
    </style:style>
    <style:style style:name="P3" style:family="paragraph" style:parent-style-name="Standard" style:list-style-name="L2">
      <style:text-properties officeooo:rsid="0007f880" officeooo:paragraph-rsid="0007f880"/>
    </style:style>
    <style:style style:name="P4" style:family="paragraph" style:parent-style-name="Standard" style:list-style-name="L2">
      <style:text-properties officeooo:rsid="0008d58d" officeooo:paragraph-rsid="0008d58d"/>
    </style:style>
    <style:style style:name="P5" style:family="paragraph" style:parent-style-name="Standard">
      <style:text-properties officeooo:rsid="0008d58d" officeooo:paragraph-rsid="0008d58d"/>
    </style:style>
    <style:style style:name="P6" style:family="paragraph" style:parent-style-name="Standard" style:list-style-name="L3">
      <style:text-properties officeooo:rsid="0008d58d" officeooo:paragraph-rsid="0008d58d"/>
    </style:style>
    <style:style style:name="T1" style:family="text">
      <style:text-properties officeooo:rsid="000b67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ve SRS for designing multiplex</text:p>
      <text:p text:style-name="P1">purpose- For movie ticket booking</text:p>
      <text:list xml:id="list3060196790" text:style-name="L1">
        <text:list-item>
          <text:p text:style-name="P2">how the app should look</text:p>
        </text:list-item>
        <text:list-item>
          <text:p text:style-name="P2">how the login page should look </text:p>
        </text:list-item>
        <text:list-item>
          <text:p text:style-name="P2">how to create an account and login</text:p>
        </text:list-item>
        <text:list-item>
          <text:p text:style-name="P2">after logging in, movies should be displayed <text:s/><text:span text:style-name="T1">based on </text:span><text:s/>time and their rating</text:p>
        </text:list-item>
        <text:list-item>
          <text:p text:style-name="P2">show the seat layout when you click on the interested movie</text:p>
        </text:list-item>
        <text:list-item>
          <text:p text:style-name="P2">seat blocking when you press on the blank seat and confirm</text:p>
        </text:list-item>
        <text:list-item>
          <text:p text:style-name="P2">payment options should be shown</text:p>
        </text:list-item>
        <text:list-item>
          <text:p text:style-name="P2">confirmation mail and message should be sent into the user <text:span text:style-name="T1">after booking</text:span></text:p>
        </text:list-item>
      </text:list>
      <text:p text:style-name="P1"/>
      <text:p text:style-name="P1"/>
      <text:p text:style-name="P1">2. SRS for designing interactive game</text:p>
      <text:list xml:id="list3619931007" text:style-name="L2">
        <text:list-item>
          <text:p text:style-name="P3">Game should be for laptop or mobile?</text:p>
        </text:list-item>
        <text:list-item>
          <text:p text:style-name="P3">Specifications which supports game(<text:span text:style-name="T1">OS</text:span>, <text:span text:style-name="T1">CPU</text:span>, RAM, Storage, Graphic card)</text:p>
        </text:list-item>
        <text:list-item>
          <text:p text:style-name="P3">type of game(racing, fight, puzzle)</text:p>
        </text:list-item>
        <text:list-item>
          <text:p text:style-name="P4">Paid or unpaid game</text:p>
        </text:list-item>
        <text:list-item>
          <text:p text:style-name="P4">how to login and create account <text:span text:style-name="T1">and user interface</text:span></text:p>
        </text:list-item>
        <text:list-item>
          <text:p text:style-name="P4">How the components or character inside the game should look</text:p>
        </text:list-item>
        <text:list-item>
          <text:p text:style-name="P4">Time period for the game is specified</text:p>
        </text:list-item>
        <text:list-item>
          <text:p text:style-name="P4">Rules and regulations are mentioned</text:p>
        </text:list-item>
        <text:list-item>
          <text:p text:style-name="P4">As this is a<text:span text:style-name="T1">n</text:span> interactive how the commands should be passed between the players</text:p>
        </text:list-item>
        <text:list-item>
          <text:p text:style-name="P4">How the winner should be shown</text:p>
        </text:list-item>
      </text:list>
      <text:p text:style-name="P5"/>
      <text:p text:style-name="P5">3. SRS building a software to count number of employee in a financial department gender wise</text:p>
      <text:p text:style-name="P5">purpose- This is to count number of employee in a financial department gender wise</text:p>
      <text:list xml:id="list1940055800" text:style-name="L3">
        <text:list-item>
          <text:p text:style-name="P6">what kind of app for laptop or mobile?</text:p>
        </text:list-item>
        <text:list-item>
          <text:p text:style-name="P6">What should be the programming language? mentioned</text:p>
        </text:list-item>
        <text:list-item>
          <text:p text:style-name="P6">Which database should be mentioned</text:p>
        </text:list-item>
        <text:list-item>
          <text:p text:style-name="P6">How the user interface should look is taken</text:p>
        </text:list-item>
        <text:list-item>
          <text:p text:style-name="P6">How the working should go that is going into department choosing the finance, next moving to employees count their strength and grouping based on their gender</text:p>
        </text:list-item>
      </text:list>
      <text:list xml:id="list83912058002437" text:continue-list="list3619931007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08:13:49.598000000</meta:creation-date>
    <dc:date>2021-09-14T08:38:51.826000000</dc:date>
    <meta:editing-duration>PT3M1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8" meta:word-count="270" meta:character-count="1485" meta:non-whitespace-character-count="1263"/>
  </office:meta>
</office:document-meta>
</file>